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00000" fo:border-left="0.74pt solid #000000" fo:border-right="none" fo:border-top="0.74pt solid #000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ackground-color="#6600ff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" style:family="table-cell" style:parent-style-name="Default">
      <style:table-cell-properties fo:background-color="#ff3399"/>
    </style:style>
    <style:style style:name="ce1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gr1" style:family="graphic">
      <style:graphic-properties svg:stroke-color="#333333" draw:fill-color="#333333" draw:opacity="50%" draw:textarea-horizontal-align="justify" draw:textarea-vertical-align="middle" draw:auto-grow-height="false" fo:min-height="71.98mm" fo:min-width="127.34mm" draw:shadow-opacity="50%"/>
    </style:style>
    <style:style style:name="gr2" style:family="graphic">
      <style:graphic-properties svg:stroke-color="#000000" draw:fill="none" draw:fill-color="#ffffff" draw:opacity="100%" draw:textarea-horizontal-align="justify" draw:textarea-vertical-align="middle" draw:auto-grow-height="false" fo:min-height="7.17mm" fo:min-width="406.59mm" draw:shadow-opacity="100%"/>
    </style:style>
    <style:style style:name="gr3" style:family="graphic">
      <style:graphic-properties svg:stroke-color="#996600" draw:fill-color="#996600" draw:opacity="50%" draw:textarea-horizontal-align="justify" draw:textarea-vertical-align="middle" draw:auto-grow-height="false" fo:min-height="108.63mm" fo:min-width="27.41mm" draw:shadow-opacity="50%"/>
    </style:style>
    <style:style style:name="gr4" style:family="graphic">
      <style:graphic-properties svg:stroke-color="#996600" draw:fill-color="#996600" draw:opacity="50%" draw:textarea-horizontal-align="justify" draw:textarea-vertical-align="middle" draw:auto-grow-height="false" fo:min-height="72.51mm" fo:min-width="27.13mm" draw:shadow-opacity="50%"/>
    </style:style>
    <style:style style:name="gr5" style:family="graphic">
      <style:graphic-properties svg:stroke-width="1.52mm" svg:stroke-color="#b2b2b2" draw:marker-start-width="6.6mm" draw:marker-end-width="6.6mm" draw:fill-color="#ffffff" draw:opacity="50%" draw:textarea-horizontal-align="justify" draw:textarea-vertical-align="middle" draw:auto-grow-height="false" fo:min-height="14.46mm" fo:min-width="14.64mm" fo:padding-top="0.76mm" fo:padding-bottom="0.76mm" fo:padding-left="0.76mm" fo:padding-right="0.76mm" draw:shadow-opacity="50%"/>
    </style:style>
    <style:style style:name="gr6" style:family="graphic">
      <style:graphic-properties draw:marker-start="Arrow" draw:marker-end="Arrow" draw:textarea-horizontal-align="center" draw:textarea-vertical-align="middle"/>
    </style:style>
    <style:style style:name="gr7" style:family="graphic">
      <style:graphic-properties svg:stroke-color="#333333" draw:fill="solid" draw:fill-color="#000000" draw:opacity="80%" draw:textarea-horizontal-align="justify" draw:textarea-vertical-align="middle" draw:auto-grow-height="false" fo:min-height="17.79mm" fo:min-width="17.7mm" draw:shadow-opacity="80%"/>
    </style:style>
    <style:style style:name="gr8" style:family="graphic">
      <style:graphic-properties draw:fill-color="#333333" draw:textarea-horizontal-align="justify" draw:textarea-vertical-align="middle" draw:auto-grow-height="false" fo:min-height="8.76mm" fo:min-width="9.39mm"/>
    </style:style>
    <style:style style:name="gr9" style:family="graphic">
      <style:graphic-properties svg:stroke-color="#000000" draw:fill-color="#000000" draw:opacity="100%" draw:textarea-horizontal-align="justify" draw:textarea-vertical-align="middle" draw:auto-grow-height="false" fo:min-height="4.78mm" fo:min-width="82.23mm" draw:shadow-offset-x="3.05mm" draw:shadow-offset-y="3.05mm" draw:shadow-opacity="100%"/>
    </style:style>
    <style:style style:name="gr10" style:family="graphic">
      <style:graphic-properties draw:stroke="solid" draw:stroke-dash="Ultrafine_20_Dashed" svg:stroke-width="1.52mm" svg:stroke-color="#b2b2b2" draw:marker-start-width="6.59mm" draw:marker-end-width="6.59mm" draw:fill="solid" draw:fill-color="#eeeeee" draw:opacity="100%" draw:textarea-horizontal-align="justify" draw:textarea-vertical-align="middle" draw:auto-grow-height="false" fo:min-height="29.05mm" fo:min-width="29.3mm" fo:padding-top="0.76mm" fo:padding-bottom="0.76mm" fo:padding-left="0.76mm" fo:padding-right="0.76mm" draw:shadow-offset-x="3.05mm" draw:shadow-offset-y="3.05mm" draw:shadow-opacity="100%"/>
    </style:style>
    <style:style style:name="gr11" style:family="graphic">
      <style:graphic-properties draw:stroke="solid" draw:stroke-dash="Ultrafine_20_Dashed" svg:stroke-width="1.52mm" svg:stroke-color="#b2b2b2" draw:marker-start-width="6.59mm" draw:marker-end-width="6.59mm" draw:fill="solid" draw:fill-color="#eeeeee" draw:opacity="100%" draw:textarea-horizontal-align="justify" draw:textarea-vertical-align="middle" draw:auto-grow-height="false" fo:min-height="29.05mm" fo:min-width="61.57mm" fo:padding-top="0.76mm" fo:padding-bottom="0.76mm" fo:padding-left="0.76mm" fo:padding-right="0.76mm" draw:shadow-offset-x="3.05mm" draw:shadow-offset-y="3.05mm" draw:shadow-opacity="100%"/>
    </style:style>
    <style:style style:name="gr12" style:family="graphic">
      <style:graphic-properties svg:stroke-width="1.52mm" svg:stroke-color="#b2b2b2" draw:marker-start-width="6.6mm" draw:marker-end-width="6.6mm" draw:textarea-horizontal-align="center" draw:textarea-vertical-align="middle" fo:padding-top="0.76mm" fo:padding-bottom="0.76mm" fo:padding-left="0.76mm" fo:padding-right="0.76mm"/>
    </style:style>
    <style:style style:name="gr13" style:family="graphic">
      <style:graphic-properties svg:stroke-color="#985006" draw:fill="solid" draw:fill-color="#985006" draw:opacity="80%" draw:textarea-horizontal-align="justify" draw:textarea-vertical-align="middle" draw:auto-grow-height="false" fo:min-height="4.25mm" fo:min-width="223.28mm" draw:shadow-opacity="80%"/>
    </style:style>
    <style:style style:name="gr14" style:family="graphic">
      <style:graphic-properties svg:stroke-color="#985006" draw:fill="solid" draw:fill-color="#985006" draw:opacity="80%" draw:textarea-horizontal-align="justify" draw:textarea-vertical-align="middle" draw:auto-grow-height="false" fo:min-height="67.2mm" fo:min-width="4.29mm" draw:shadow-opacity="80%"/>
    </style:style>
    <style:style style:name="gr15" style:family="graphic">
      <style:graphic-properties svg:stroke-color="#985006" draw:fill="solid" draw:fill-color="#985006" draw:opacity="80%" draw:textarea-horizontal-align="justify" draw:textarea-vertical-align="middle" draw:auto-grow-height="false" fo:min-height="13.54mm" fo:min-width="4.29mm" draw:shadow-opacity="80%"/>
    </style:style>
    <style:style style:name="gr16" style:family="graphic">
      <style:graphic-properties svg:stroke-color="#333333" draw:fill-color="#000000" draw:textarea-horizontal-align="justify" draw:textarea-vertical-align="middle" draw:auto-grow-height="false" fo:min-height="31.61mm" fo:min-width="17.99mm"/>
    </style:style>
    <style:style style:name="gr17" style:family="graphic">
      <style:graphic-properties svg:stroke-color="#985006" draw:fill="solid" draw:fill-color="#985006" draw:opacity="80%" draw:textarea-horizontal-align="justify" draw:textarea-vertical-align="middle" draw:auto-grow-height="false" fo:min-height="4.25mm" fo:min-width="54.25mm" draw:shadow-opacity="80%"/>
    </style:style>
    <style:style style:name="P1" style:family="paragraph">
      <loext:graphic-properties draw:fill-color="#333333" draw:opacity="50%"/>
    </style:style>
    <style:style style:name="P2" style:family="paragraph">
      <loext:graphic-properties draw:fill="none" draw:fill-color="#ffffff" draw:opacity="100%"/>
    </style:style>
    <style:style style:name="P3" style:family="paragraph">
      <loext:graphic-properties draw:fill-color="#996600" draw:opacity="50%"/>
    </style:style>
    <style:style style:name="P4" style:family="paragraph">
      <loext:graphic-properties draw:fill-color="#ffffff" draw:opacity="50%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00000" draw:opacity="80%"/>
    </style:style>
    <style:style style:name="P7" style:family="paragraph">
      <loext:graphic-properties draw:fill-color="#333333"/>
    </style:style>
    <style:style style:name="P8" style:family="paragraph">
      <loext:graphic-properties draw:fill-color="#000000" draw:opacity="100%"/>
    </style:style>
    <style:style style:name="P9" style:family="paragraph">
      <loext:graphic-properties draw:fill="solid" draw:fill-color="#eeeeee" draw:opacity="100%"/>
    </style:style>
    <style:style style:name="P10" style:family="paragraph">
      <loext:graphic-properties draw:fill="solid" draw:fill-color="#985006" draw:opacity="80%"/>
    </style:style>
    <style:style style:name="P11" style:family="paragraph">
      <loext:graphic-properties draw:fill-color="#000000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draw:text-style-name="P1" svg:width="127.34mm" svg:height="71.98mm" svg:x="196.45mm" svg:y="81.28m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2" svg:width="406.59mm" svg:height="7.17mm" svg:x="9.14mm" svg:y="236.4mm">
            <text:p/>
            <draw:enhanced-geometry svg:viewBox="0 0 21600 21600" draw:type="rectangle" draw:enhanced-path="M 0 0 L 21600 0 21600 21600 0 21600 0 0 Z N"/>
          </draw:custom-shape>
          <draw:g draw:z-index="2">
            <draw:custom-shape draw:style-name="gr3" draw:text-style-name="P3" svg:width="27.41mm" svg:height="108.63mm" svg:x="9.14mm" svg:y="135.2m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svg:width="27.13mm" svg:height="72.51mm" svg:x="36.84mm" svg:y="171.32mm">
              <text:p/>
              <draw:enhanced-geometry svg:viewBox="0 0 21600 21600" draw:type="rectangle" draw:enhanced-path="M 0 0 L 21600 0 21600 21600 0 21600 0 0 Z N"/>
            </draw:custom-shape>
          </draw:g>
          <draw:custom-shape draw:z-index="3" draw:style-name="gr5" draw:text-style-name="P4" svg:width="22.84mm" svg:height="22.58mm" svg:x="363.09mm" svg:y="35.9m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4" draw:style-name="gr6" draw:text-style-name="P5" svg:x1="388.32mm" svg:y1="184.91mm" svg:x2="415.16mm" svg:y2="184.91mm">
            <text:p/>
          </draw:line>
          <draw:line draw:z-index="5" draw:style-name="gr6" draw:text-style-name="P5" svg:x1="388.04mm" svg:y1="47.35mm" svg:x2="415.44mm" svg:y2="47.35mm">
            <text:p/>
          </draw:line>
          <draw:line draw:z-index="6" draw:style-name="gr6" draw:text-style-name="P5" svg:x1="374.19mm" svg:y1="9.03mm" svg:x2="374.19mm" svg:y2="35.06mm">
            <text:p/>
          </draw:line>
          <draw:line draw:z-index="7" draw:style-name="gr6" draw:text-style-name="P5" svg:x1="9.15mm" svg:y1="105.67mm" svg:x2="109.36mm" svg:y2="105.67mm">
            <text:p/>
          </draw:line>
          <draw:line draw:z-index="8" draw:style-name="gr6" draw:text-style-name="P5" svg:x1="260.05mm" svg:y1="116.88mm" svg:x2="260.05mm" svg:y2="243.33mm">
            <text:p/>
          </draw:line>
          <draw:line draw:z-index="9" draw:style-name="gr6" draw:text-style-name="P5" svg:x1="259.84mm" svg:y1="117.25mm" svg:x2="415.16mm" svg:y2="117.25mm">
            <text:p/>
          </draw:line>
          <draw:line draw:z-index="10" draw:style-name="gr6" draw:text-style-name="P5" svg:x1="105.08mm" svg:y1="103.85mm" svg:x2="105.08mm" svg:y2="243.57mm">
            <text:p/>
          </draw:line>
          <draw:custom-shape draw:z-index="11" draw:style-name="gr7" draw:text-style-name="P6" svg:width="17.7mm" svg:height="17.79mm" svg:x="219.29mm" svg:y="99.35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style-name="gr8" draw:text-style-name="P7" svg:width="9.39mm" svg:height="8.76mm" svg:x="255.27mm" svg:y="112.82mm">
            <text:p/>
            <draw:enhanced-geometry svg:viewBox="0 0 21600 21600" draw:type="rectangle" draw:enhanced-path="M 0 0 L 21600 0 21600 21600 0 21600 0 0 Z N"/>
          </draw:custom-shape>
          <draw:custom-shape draw:z-index="13" draw:style-name="gr9" draw:text-style-name="P8" svg:width="82.23mm" svg:height="4.78mm" svg:x="219.3mm" svg:y="153.45mm">
            <text:p/>
            <draw:enhanced-geometry svg:viewBox="0 0 21600 21600" draw:type="rectangle" draw:enhanced-path="M 0 0 L 21600 0 21600 21600 0 21600 0 0 Z N"/>
          </draw:custom-shape>
          <draw:custom-shape draw:z-index="14" draw:style-name="gr10" draw:text-style-name="P9" svg:width="30.82mm" svg:height="30.57mm" svg:x="228.42mm" svg:y="194.18mm">
            <text:p/>
            <draw:enhanced-geometry svg:viewBox="0 0 21600 21600" draw:type="rectangle" draw:enhanced-path="M 0 0 L 21600 0 21600 21600 0 21600 0 0 Z N"/>
          </draw:custom-shape>
          <draw:custom-shape draw:z-index="15" draw:style-name="gr10" draw:text-style-name="P9" svg:width="30.82mm" svg:height="30.57mm" svg:x="260.4mm" svg:y="194.18mm">
            <text:p/>
            <draw:enhanced-geometry svg:viewBox="0 0 21600 21600" draw:type="rectangle" draw:enhanced-path="M 0 0 L 21600 0 21600 21600 0 21600 0 0 Z N"/>
          </draw:custom-shape>
          <draw:g draw:z-index="16">
            <draw:custom-shape draw:style-name="gr11" draw:text-style-name="P9" svg:width="63.09mm" svg:height="30.57mm" svg:x="324.37mm" svg:y="194.18mm">
              <text:p/>
              <draw:enhanced-geometry svg:viewBox="0 0 21600 21600" draw:type="rectangle" draw:enhanced-path="M 0 0 L 21600 0 21600 21600 0 21600 0 0 Z N"/>
            </draw:custom-shape>
            <draw:line draw:style-name="gr12" draw:text-style-name="P5" svg:x1="325.22mm" svg:y1="209.04mm" svg:x2="386.3mm" svg:y2="209.04mm">
              <text:p/>
            </draw:line>
          </draw:g>
          <draw:custom-shape draw:z-index="17" draw:style-name="gr10" draw:text-style-name="P9" svg:width="30.82mm" svg:height="30.57mm" svg:x="292.38mm" svg:y="194.18mm">
            <text:p/>
            <draw:enhanced-geometry svg:viewBox="0 0 21600 21600" draw:type="rectangle" draw:enhanced-path="M 0 0 L 21600 0 21600 21600 0 21600 0 0 Z N"/>
          </draw:custom-shape>
          <draw:custom-shape draw:z-index="18" draw:style-name="gr10" draw:text-style-name="P9" svg:width="30.82mm" svg:height="30.57mm" svg:x="196.44mm" svg:y="194.18mm">
            <text:p/>
            <draw:enhanced-geometry svg:viewBox="0 0 21600 21600" draw:type="rectangle" draw:enhanced-path="M 0 0 L 21600 0 21600 21600 0 21600 0 0 Z N"/>
          </draw:custom-shape>
          <draw:custom-shape draw:z-index="19" draw:style-name="gr10" draw:text-style-name="P9" svg:width="30.82mm" svg:height="30.57mm" svg:x="164.46mm" svg:y="194.18mm">
            <text:p/>
            <draw:enhanced-geometry svg:viewBox="0 0 21600 21600" draw:type="rectangle" draw:enhanced-path="M 0 0 L 21600 0 21600 21600 0 21600 0 0 Z N"/>
          </draw:custom-shape>
          <draw:custom-shape draw:z-index="20" draw:style-name="gr13" draw:text-style-name="P10" svg:width="223.28mm" svg:height="4.25mm" svg:x="132.48mm" svg:y="171.6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1" draw:style-name="gr14" draw:text-style-name="P10" svg:width="4.29mm" svg:height="67.2mm" svg:x="132.49mm" svg:y="176.11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2" draw:style-name="gr15" draw:text-style-name="P10" svg:width="4.29mm" svg:height="13.54mm" svg:x="351.78mm" svg:y="176.11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3" draw:style-name="gr16" draw:text-style-name="P11" svg:width="17.99mm" svg:height="31.61mm" svg:x="141.63mm" svg:y="212.24mm">
            <text:p/>
            <draw:enhanced-geometry svg:viewBox="0 0 21600 21600" draw:type="rectangle" draw:enhanced-path="M 0 0 L 21600 0 21600 21600 0 21600 0 0 Z N"/>
          </draw:custom-shape>
          <draw:line draw:z-index="24" draw:style-name="gr6" draw:text-style-name="P5" svg:x1="392.89mm" svg:y1="189.66mm" svg:x2="392.89mm" svg:y2="243.59mm">
            <text:p/>
          </draw:line>
          <draw:line draw:z-index="25" draw:style-name="gr6" draw:text-style-name="P5" svg:x1="123.35mm" svg:y1="171.6mm" svg:x2="123.35mm" svg:y2="243.05mm">
            <text:p/>
          </draw:line>
          <draw:line draw:z-index="26" draw:style-name="gr6" draw:text-style-name="P5" svg:x1="132.49mm" svg:y1="167.08mm" svg:x2="259.83mm" svg:y2="167.08mm">
            <text:p/>
          </draw:line>
          <draw:line draw:z-index="27" draw:style-name="gr6" draw:text-style-name="P5" svg:x1="260.4mm" svg:y1="167.08mm" svg:x2="356.34mm" svg:y2="167.08mm">
            <text:p/>
          </draw:line>
          <draw:custom-shape draw:z-index="28" draw:style-name="gr17" draw:text-style-name="P10" svg:width="54.25mm" svg:height="4.25mm" svg:x="109.65mm" svg:y="103.86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29" draw:style-name="gr6" draw:text-style-name="P5" svg:x1="132.49mm" svg:y1="108.37mm" svg:x2="132.49mm" svg:y2="130.95mm">
            <text:p/>
          </draw:line>
          <draw:custom-shape draw:z-index="30" draw:style-name="gr13" draw:text-style-name="P10" svg:width="223.28mm" svg:height="4.25mm" svg:x="164.46mm" svg:y="189.66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1" draw:style-name="gr17" draw:text-style-name="P10" svg:width="54.25mm" svg:height="4.25mm" svg:x="109.65mm" svg:y="130.96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9" table:default-cell-style-name="ce4"/>
        <table:table-column table:style-name="co1" table:number-columns-repeated="7" table:default-cell-style-name="Default"/>
        <table:table-column table:style-name="co1" table:number-columns-repeated="50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30"/>
          <table:table-cell table:number-columns-repeated="7"/>
          <table:table-cell table:style-name="Default" table:number-columns-repeated="50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/>
          <table:table-cell table:style-name="ce3" table:number-columns-repeated="20"/>
          <table:table-cell table:style-name="ce10" table:number-columns-repeated="20"/>
          <table:table-cell table:style-name="ce12" table:number-columns-repeated="20"/>
          <table:table-cell table:style-name="ce8" table:number-columns-repeated="20"/>
          <table:table-cell table:style-name="ce2" table:number-columns-repeated="9"/>
          <table:table-cell table:number-columns-repeated="2"/>
          <table:table-cell table:style-name="ce4" table:number-columns-repeated="4"/>
          <table:table-cell table:number-columns-repeated="7"/>
        </table:table-row>
        <table:table-row table:style-name="ro1">
          <table:table-cell table:number-columns-repeated="22"/>
          <table:table-cell table:style-name="Default" table:number-columns-repeated="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40"/>
          <table:table-cell table:number-columns-repeated="16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6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32"/>
          <table:table-cell table:style-name="ce9"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34"/>
          <table:table-cell table:style-name="Default" office:value-type="string" calcext:value-type="string">
            <text:p>H300</text:p>
          </table:table-cell>
          <table:table-cell table:style-name="Default" table:number-columns-repeated="5"/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18"/>
          <table:table-cell office:value-type="string" calcext:value-type="string">
            <text:p>W300</text:p>
          </table:table-cell>
          <table:table-cell table:number-columns-repeated="16"/>
        </table:table-row>
        <table:table-row table:style-name="ro1" table:number-rows-repeated="6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24"/>
          <table:table-cell table:style-name="ce9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office:value-type="string" calcext:value-type="string">
            <text:p>TV CP : 250mm to right from Junction Box</text:p>
          </table:table-cell>
          <table:table-cell table:style-name="Default" table:number-columns-repeated="20"/>
          <table:table-cell table:number-columns-repeated="35"/>
        </table:table-row>
        <table:table-row table:style-name="ro1" table:number-rows-repeated="2">
          <table:table-cell table:number-columns-repeated="2"/>
          <table:table-cell table:style-name="Default" table:number-columns-repeated="29"/>
          <table:table-cell table:number-columns-repeated="37"/>
          <table:table-cell table:style-name="Default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28"/>
          <table:table-cell table:style-name="Default"/>
          <table:table-cell table:number-columns-repeated="44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style-name="Default" office:value-type="string" calcext:value-type="string">
            <text:p>W1100</text:p>
          </table:table-cell>
          <table:table-cell table:style-name="Default" table:number-columns-repeated="16"/>
          <table:table-cell table:style-name="ce11" office:value-type="string" calcext:value-type="string">
            <text:p>W600 x D250 x T50</text:p>
          </table:table-cell>
          <table:table-cell table:style-name="Default" table:number-columns-repeated="2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7"/>
          <table:table-cell table:style-name="ce9"/>
          <table:table-cell table:style-name="Default" table:number-columns-repeated="18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6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34"/>
          <table:table-cell table:style-name="Default" table:number-columns-repeated="7"/>
          <table:table-cell table:style-name="ce9" office:value-type="string" calcext:value-type="string">
            <text:p>W1700</text:p>
          </table:table-cell>
          <table:table-cell table:style-name="Default" table:number-columns-repeated="8"/>
          <table:table-cell table:number-columns-repeated="16"/>
        </table:table-row>
        <table:table-row table:style-name="ro1">
          <table:table-cell table:number-columns-repeated="29"/>
          <table:table-cell office:value-type="string" calcext:value-type="string">
            <text:p>H250</text:p>
          </table:table-cell>
          <table:table-cell/>
          <table:table-cell table:style-name="ce4" table:number-columns-repeated="7"/>
          <table:table-cell table:number-columns-repeated="34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12"/>
          <table:table-cell table:style-name="Default" table:number-columns-repeated="19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6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6"/>
          <table:table-cell table:number-columns-repeated="57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39"/>
          <table:table-cell table:style-name="ce11"/>
          <table:table-cell table:number-columns-repeated="7"/>
          <table:table-cell table:style-name="ce11"/>
          <table:table-cell table:number-columns-repeated="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2"/>
          <table:table-cell table:style-name="ce4" table:number-columns-repeated="4"/>
          <table:table-cell table:number-columns-repeated="7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43"/>
          <table:table-cell table:style-name="ce11"/>
          <table:table-cell table:number-columns-repeated="6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46"/>
          <table:table-cell table:style-name="ce11"/>
          <table:table-cell table:number-columns-repeated="3"/>
          <table:table-cell table:style-name="ce4" table:number-columns-repeated="3"/>
          <table:table-cell table:number-columns-repeated="13"/>
        </table:table-row>
        <table:table-row table:style-name="ro1" table:number-rows-repeated="2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/>
          <table:table-cell office:value-type="string" calcext:value-type="string">
            <text:p>W1400</text:p>
          </table:table-cell>
          <table:table-cell table:number-columns-repeated="17"/>
          <table:table-cell office:value-type="string" calcext:value-type="string">
            <text:p>H1400</text:p>
          </table:table-cell>
          <table:table-cell table:number-columns-repeated="7"/>
          <table:table-cell office:value-type="string" calcext:value-type="string">
            <text:p>W1050</text:p>
          </table:table-cell>
          <table:table-cell table:number-columns-repeated="2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4"/>
          <table:table-cell table:style-name="ce11"/>
          <table:table-cell table:style-name="ce4" table:number-columns-repeated="2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20"/>
          <table:table-cell table:style-name="Default"/>
          <table:table-cell table:number-columns-repeated="15"/>
          <table:table-cell table:style-name="ce11"/>
          <table:table-cell table:number-columns-repeated="13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/>
          <table:table-cell/>
          <table:table-cell table:style-name="ce4" table:number-columns-repeated="3"/>
          <table:table-cell table:style-name="ce4" office:value-type="string" calcext:value-type="string">
            <text:p>W2450x D250 x T50</text:p>
          </table:table-cell>
          <table:table-cell table:style-name="ce4"/>
          <table:table-cell table:number-columns-repeated="24"/>
          <table:table-cell table:style-name="ce11"/>
          <table:table-cell table:number-columns-repeated="18"/>
          <table:table-cell table:style-name="Default"/>
          <table:table-cell table:number-columns-repeated="6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/>
          <table:table-cell table:style-name="Default"/>
          <table:table-cell table:number-columns-repeated="9"/>
          <table:table-cell table:style-name="ce11"/>
          <table:table-cell table:number-columns-repeated="31"/>
          <table:table-cell table:style-name="Default" table:number-columns-repeated="2"/>
          <table:table-cell table:number-columns-repeated="4"/>
          <table:table-cell office:value-type="string" calcext:value-type="string">
            <text:p>W300</text:p>
          </table:table-cell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9"/>
          <table:table-cell office:value-type="string" calcext:value-type="string">
            <text:p>W2450x D350 x T50</text:p>
          </table:table-cell>
          <table:table-cell table:number-columns-repeated="9"/>
          <table:table-cell table:style-name="Default"/>
          <table:table-cell table:number-columns-repeated="3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0"/>
          <table:table-cell office:value-type="string" calcext:value-type="string">
            <text:p>H1650</text:p>
          </table:table-cell>
          <table:table-cell/>
          <table:table-cell table:style-name="ce11"/>
          <table:table-cell table:number-columns-repeated="8"/>
          <table:table-cell table:style-name="ce4" table:number-columns-repeated="7"/>
          <table:table-cell table:number-columns-repeated="9"/>
          <table:table-cell table:style-name="Default"/>
          <table:table-cell table:number-columns-repeated="40"/>
          <table:table-cell table:style-name="ce11"/>
          <table:table-cell table:style-name="ce4" table:number-columns-repeated="2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8"/>
          <table:table-cell table:style-name="ce11"/>
          <table:table-cell table:number-columns-repeated="41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22"/>
          <table:table-cell table:style-name="ce11"/>
          <table:table-cell table:number-columns-repeated="27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5"/>
          <table:table-cell office:value-type="string" calcext:value-type="string">
            <text:p>H800</text:p>
          </table:table-cell>
          <table:table-cell table:number-columns-repeated="5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7"/>
          <table:table-cell table:style-name="ce11"/>
          <table:table-cell table:number-columns-repeated="3"/>
          <table:table-cell table:style-name="ce4" table:number-columns-repeated="7"/>
          <table:table-cell table:number-columns-repeated="48"/>
          <table:table-cell office:value-type="string" calcext:value-type="string">
            <text:p>H600</text:p>
          </table:table-cell>
          <table:table-cell/>
          <table:table-cell table:style-name="ce4" table:number-columns-repeated="3"/>
          <table:table-cell table:number-columns-repeated="2"/>
          <table:table-cell table:style-name="ce9"/>
          <table:table-cell table:number-columns-repeated="10"/>
        </table:table-row>
        <table:table-row table:style-name="ro1">
          <table:table-cell table:number-columns-repeated="31"/>
          <table:table-cell table:style-name="ce4" table:number-columns-repeated="4"/>
          <table:table-cell/>
          <table:table-cell table:style-name="ce4" table:number-columns-repeated="2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 table:number-rows-repeated="3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89"/>
          <table:table-cell table:number-columns-repeated="13"/>
        </table:table-row>
        <table:table-row table:style-name="ro1">
          <table:table-cell table:number-columns-repeated="2"/>
          <table:table-cell table:style-name="ce6"/>
          <table:table-cell table:style-name="ce7" table:number-columns-repeated="43"/>
          <table:table-cell table:style-name="ce13" table:number-columns-repeated="2"/>
          <table:table-cell table:style-name="ce7" table:number-columns-repeated="27"/>
          <table:table-cell table:style-name="ce13"/>
          <table:table-cell table:style-name="ce7" table:number-columns-repeated="10"/>
          <table:table-cell table:style-name="ce13" table:number-columns-repeated="5"/>
          <table:table-cell table:number-columns-repeated="13"/>
        </table:table-row>
        <table:table-row table:style-name="ro1">
          <table:table-cell table:number-columns-repeated="2"/>
          <table:table-cell table:style-name="ce2" table:number-columns-repeated="9"/>
          <table:table-cell table:style-name="ce8" table:number-columns-repeated="20"/>
          <table:table-cell table:style-name="ce12" table:number-columns-repeated="20"/>
          <table:table-cell table:style-name="ce10" table:number-columns-repeated="20"/>
          <table:table-cell table:style-name="ce3" table:number-columns-repeated="20"/>
          <table:table-cell table:number-columns-repeated="2"/>
          <table:table-cell table:style-name="ce4"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4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fo:page-width="297mm" fo:page-height="210.01mm" style:num-format="1" style:print-orientation="landscape" fo:margin-top="12.58mm" fo:margin-bottom="9.9mm" fo:margin-left="10.34mm" fo:margin-right="10.34mm" style:shadow="none" loext:scale-to-X="1" loext:scale-to-Y="1" style:table-centering="both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7">0000/00/00</text:date>, <text:time style:data-style-name="N2" text:time-value="09:30:18.230345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0:32:53.714623926</meta:creation-date>
    <dc:date>2018-02-17T09:56:26.179592789</dc:date>
    <meta:editing-duration>PT8H3M33S</meta:editing-duration>
    <meta:editing-cycles>53</meta:editing-cycles>
    <meta:generator>LibreOffice/5.4.2.2$Linux_X86_64 LibreOffice_project/40m0$Build-2</meta:generator>
    <meta:document-statistic meta:table-count="1" meta:cell-count="16" meta:object-count="32"/>
  </office:meta>
</office:document-meta>
</file>